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list-style-name="L1"/>
    <style:style style:name="P2" style:family="paragraph" style:list-style-name="L2"/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royectos como Ionic funcionan bajo un enfoque diferente al de React Native, aunque ambos están diseñados para facilitar el desarrollo de aplicaciones móviles. A continuación, describiré cómo funciona Ionic y luego lo compararé con otros frameworks similares.</text:p>
      <text:p text:style-name="Text_20_body"><text:span text:style-name="Strong_20_Emphasis">Ionic:</text:span></text:p>
      <text:list text:style-name="L1">
        <text:list-item>
          <text:p text:style-name="Text_20_body"><text:span text:style-name="Strong_20_Emphasis">Tecnología Basada en Web:</text:span> Ionic utiliza tecnologías web como HTML, CSS y JavaScript para el desarrollo de aplicaciones móviles. Esto significa que los desarrolladores web pueden fácilmente adaptarse a Ionic.</text:p>
        </text:list-item>
        <text:list-item>
          <text:p text:style-name="Text_20_body"><text:span text:style-name="Strong_20_Emphasis">Componentes UI Pre-construidos:</text:span> Ofrece un conjunto amplio de componentes de interfaz de usuario optimizados para móviles, lo que facilita la creación de una aplicación con una apariencia atractiva y funcional.</text:p>
        </text:list-item>
        <text:list-item>
          <text:p text:style-name="Text_20_body"><text:span text:style-name="Strong_20_Emphasis">Integración con Angular, React y Vue:</text:span> Aunque originalmente estaba basado en Angular, Ionic ahora también permite integrarse con otros frameworks populares como React y Vue, proporcionando así flexibilidad en la elección del framework de JavaScript.</text:p>
        </text:list-item>
        <text:list-item>
          <text:p text:style-name="Text_20_body"><text:span text:style-name="Strong_20_Emphasis">Capa de Abstracción sobre Cordova/ Capacitor:</text:span> Ionic utiliza Apache Cordova o Capacitor para acceder a las funcionalidades nativas del dispositivo, como la cámara, GPS, etc. Estas herramientas permiten a las aplicaciones Ionic interactuar con el hardware del dispositivo móvil.</text:p>
        </text:list-item>
        <text:list-item>
          <text:p text:style-name="Text_20_body"><text:span text:style-name="Strong_20_Emphasis">Despliegue como Aplicación Web, Móvil o de Escritorio:</text:span> Las aplicaciones desarrolladas en Ionic pueden desplegarse no solo en dispositivos móviles sino también como aplicaciones web progresivas (PWA) o incluso en plataformas de escritorio.</text:p>
        </text:list-item>
      </text:list>
      <text:p text:style-name="Text_20_body"><text:span text:style-name="Strong_20_Emphasis">Comparación con Otros Frameworks:</text:span></text:p>
      <text:list text:style-name="L2">
        <text:list-item>
          <text:p text:style-name="Text_20_body"><text:span text:style-name="Strong_20_Emphasis">React Native:</text:span> A diferencia de Ionic, que utiliza tecnologías web dentro de un contenedor nativo, React Native permite escribir componentes de UI en JavaScript que se mapean a componentes nativos, ofreciendo así un rendimiento más cercano al de una aplicación nativa.</text:p>
        </text:list-item>
        <text:list-item>
          <text:p text:style-name="Text_20_body"><text:span text:style-name="Strong_20_Emphasis">Flutter (de Google):</text:span> Flutter utiliza el lenguaje Dart y ofrece un alto rendimiento y una experiencia de usuario fluida, gracias a su motor de renderizado propio. A diferencia de Ionic, que se basa en tecnologías web, Flutter proporciona widgets propios y un enfoque más centrado en la experiencia nativa.</text:p>
        </text:list-item>
        <text:list-item>
          <text:p text:style-name="Text_20_body"><text:span text:style-name="Strong_20_Emphasis">Xamarin (de Microsoft):</text:span> Utiliza C# y .NET para desarrollar aplicaciones para Android, iOS y Windows. Ofrece acceso directo a APIs nativas y controles de UI, pero, a diferencia de Ionic, no utiliza tecnologías web para el desarrollo de la UI.</text:p>
        </text:list-item>
      </text:list>
      <text:p text:style-name="Text_20_body">Cada uno de estos frameworks tiene sus propias fortalezas y debilidades. Ionic es ideal para los desarrolladores web que desean expandirse hacia el desarrollo móvil sin aprender un nuevo lenguaje o framework. Ofrece una ruta rápida y eficiente para desarrollar aplicaciones móviles, especialmente cuando el rendimiento a nivel de una aplicación completamente nativa no es el principal requisito. En cambio, para aplicaciones que requieren un rendimiento más alto y una integración profunda con el hardware del dispositivo, opciones como React Native o Flutter pueden ser más adecuada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6:28:36.484561424</meta:creation-date>
    <dc:date>2023-11-10T16:29:18.878786134</dc:date>
    <meta:editing-duration>PT42S</meta:editing-duration>
    <meta:editing-cycles>1</meta:editing-cycles>
    <meta:document-statistic meta:table-count="0" meta:image-count="0" meta:object-count="0" meta:page-count="1" meta:paragraph-count="12" meta:word-count="434" meta:character-count="2885" meta:non-whitespace-character-count="2471"/>
    <meta:generator>LibreOffice/7.4.7.2$Linux_X86_64 LibreOffice_project/40$Build-2</meta:generator>
  </office:meta>
</office:document-meta>
</file>